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Heading_20_2">
      <style:paragraph-properties fo:margin-top="0.527cm" fo:margin-bottom="0.527cm"/>
    </style:style>
    <style:style style:name="T8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9" style:family="paragraph" style:parent-style-name="Heading_20_3">
      <style:paragraph-properties fo:margin-top="0.496cm" fo:margin-bottom="0.496cm"/>
    </style:style>
    <style:style style:name="T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Normal">
      <style:paragraph-properties fo:margin-top="0.423cm"/>
    </style:style>
    <style:style style:name="T10_1" style:family="text"/>
    <style:style style:name="T10_2" style:family="text">
      <style:text-properties fo:font-style="italic" style:font-style-asian="italic" style:font-style-complex="italic" fo:language="none" fo:language-asian="none" fo:language-complex="none"/>
    </style:style>
    <style:style style:name="T10_3" style:family="text"/>
    <style:style style:name="T10_4" style:family="text">
      <style:text-properties fo:font-style="italic" style:font-style-asian="italic" style:font-style-complex="italic" fo:language="none" fo:language-asian="none" fo:language-complex="none"/>
    </style:style>
    <style:style style:name="T10_5" style:family="text"/>
    <style:style style:name="P11" style:family="paragraph" style:parent-style-name="Normal">
      <style:paragraph-properties fo:margin-top="0.423cm"/>
    </style:style>
    <style:style style:name="T11_1" style:family="text"/>
    <style:style style:name="P12" style:family="paragraph" style:parent-style-name="Heading_20_3">
      <style:paragraph-properties fo:margin-top="0.496cm" fo:margin-bottom="0.496cm"/>
    </style:style>
    <style:style style:name="T12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3" style:family="paragraph" style:parent-style-name="Normal">
      <style:paragraph-properties fo:margin-top="0.423cm"/>
    </style:style>
    <style:style style:name="T13_1" style:family="text"/>
    <style:style style:name="T13_2" style:family="text">
      <style:text-properties fo:font-style="italic" style:font-style-asian="italic" style:font-style-complex="italic" fo:language="none" fo:language-asian="none" fo:language-complex="none"/>
    </style:style>
    <style:style style:name="T13_3" style:family="text"/>
    <style:style style:name="P14" style:family="paragraph" style:parent-style-name="Normal">
      <style:paragraph-properties fo:margin-top="0.423cm"/>
    </style:style>
    <style:style style:name="T14_1" style:family="text"/>
    <style:style style:name="P15" style:family="paragraph" style:parent-style-name="Heading_20_3">
      <style:paragraph-properties fo:margin-top="0.496cm" fo:margin-bottom="0.496cm"/>
    </style:style>
    <style:style style:name="T15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6" style:family="paragraph" style:parent-style-name="Normal">
      <style:paragraph-properties fo:margin-top="0.423cm"/>
    </style:style>
    <style:style style:name="T16_1" style:family="text"/>
    <style:style style:name="P17" style:family="paragraph" style:parent-style-name="Normal">
      <style:paragraph-properties fo:margin-top="0.423cm"/>
    </style:style>
    <style:style style:name="T17_1" style:family="text"/>
    <style:style style:name="T17_2" style:family="text">
      <style:text-properties fo:font-style="italic" style:font-style-asian="italic" style:font-style-complex="italic" fo:language="none" fo:language-asian="none" fo:language-complex="none"/>
    </style:style>
    <style:style style:name="T17_3" style:family="text"/>
    <style:style style:name="T17_4" style:family="text">
      <style:text-properties fo:font-style="italic" style:font-style-asian="italic" style:font-style-complex="italic" fo:language="none" fo:language-asian="none" fo:language-complex="none"/>
    </style:style>
    <style:style style:name="T17_5" style:family="text"/>
    <style:style style:name="T17_6" style:family="text">
      <style:text-properties fo:font-style="italic" style:font-style-asian="italic" style:font-style-complex="italic" fo:language="none" fo:language-asian="none" fo:language-complex="none"/>
    </style:style>
    <style:style style:name="T17_7" style:family="text"/>
    <style:style style:name="P18" style:family="paragraph" style:parent-style-name="Normal">
      <style:paragraph-properties fo:margin-top="0.423cm"/>
    </style:style>
    <style:style style:name="T18_1" style:family="text"/>
    <style:style style:name="T18_2" style:family="text"/>
    <style:style style:name="T18_3" style:family="text">
      <style:text-properties fo:color="#0000ee" fo:language="none" fo:language-asian="none" fo:language-complex="none" style:text-underline-style="solid" style:text-underline-color="font-color"/>
    </style:style>
    <style:style style:name="T18_4" style:family="text"/>
    <style:style style:name="T18_5" style:family="text">
      <style:text-properties fo:font-style="italic" style:font-style-asian="italic" style:font-style-complex="italic" fo:language="none" fo:language-asian="none" fo:language-complex="none"/>
    </style:style>
    <style:style style:name="T18_6" style:family="text"/>
    <style:style style:name="P19" style:family="paragraph" style:parent-style-name="Heading_20_2">
      <style:paragraph-properties fo:margin-top="0.527cm" fo:margin-bottom="0.527cm"/>
    </style:style>
    <style:style style:name="T1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20" style:family="paragraph" style:parent-style-name="Normal">
      <style:paragraph-properties fo:margin-top="0.423cm"/>
    </style:style>
    <style:style style:name="T20_1" style:family="text"/>
    <style:style style:name="P21" style:family="paragraph" style:parent-style-name="Normal">
      <style:paragraph-properties fo:margin-top="0.423cm" fo:margin-bottom="0.423cm"/>
    </style:style>
    <style:style style:name="T21_1" style:family="text"/>
  </office:automatic-styles>
  <office:body>
    <office:text>
      <text:h text:style-name="P1" text:outline-level="1"><text:span text:style-name="T1_1">Digital<text:s/>Dollar<text:s/>Bills:<text:s/>Understanding<text:s/>UTXOs<text:s/>and<text:s/>Change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20-04-22<text:s/>17:19:25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Have<text:s/>you<text:s/>ever<text:s/>looked<text:s/>at<text:s/>a<text:s/>transaction<text:s/>on<text:s/>a<text:s/>Bitcoin<text:s/>block<text:s/>explorer,<text:s/>and<text:s/>were<text:s/>confused<text:s/>by<text:s/>all<text:s/>the<text:s/>different<text:s/>amounts<text:s/>shown?<text:s/>Wondered<text:s/>what<text:s/>these<text:s/>"inputs"<text:s/>and<text:s/>"outputs"<text:s/>listed<text:s/>in<text:s/>the<text:s/>transaction<text:s/>mean?<text:s/>Bitcoin<text:s/>and<text:s/>other<text:s/>cryptocurrency<text:s/>transactions<text:s/>may<text:s/>seem<text:s/>similar<text:s/>in<text:s/>some<text:s/>ways<text:s/>to<text:s/>other<text:s/>digital<text:s/>payment<text:s/>mechanisms<text:s/>like<text:s/>debit<text:s/>cards<text:s/>or<text:s/>PayPal,<text:s/>but<text:s/>their<text:s/>underlying<text:s/>structure<text:s/>is<text:s/>actually<text:s/>much<text:s/>more<text:s/>similar<text:s/>to<text:s/>the<text:s/>way<text:s/>we<text:s/>use<text:s/>cash.<text:s/>Let's<text:s/>discuss<text:s/>the<text:s/>basics<text:s/>of<text:s/>UTXOs<text:s/>and<text:s/>change<text:s/>in<text:s/>transactions.</text:span></text:p>
      <text:h text:style-name="P8" text:outline-level="2"><text:span text:style-name="T8_1">UTXOS,<text:s/>Inputs,<text:s/>Outputs,<text:s/>and<text:s/>Change</text:span></text:h>
      <text:h text:style-name="P9" text:outline-level="3"><text:span text:style-name="T9_1">What<text:s/>is<text:s/>a<text:s/>UTXO?</text:span></text:h>
      <text:p text:style-name="P10"><text:span text:style-name="T10_1">When<text:s/>you<text:s/>look<text:s/>at<text:s/>your<text:s/>cryptocurrency<text:s/>wallet<text:s/>balance,<text:s/>what<text:s/>are<text:s/>you<text:s/>actually<text:s/>seeing?<text:s/>Many<text:s/>of<text:s/>the<text:s/>most<text:s/>popular<text:s/>blockchains<text:s/>use<text:s/>a<text:s/></text:span><text:span text:style-name="T10_2">UTXO</text:span><text:span text:style-name="T10_3"><text:s/>model<text:s/>for<text:s/>tracking<text:s/>address<text:s/>balances,<text:s/>much<text:s/>different<text:s/>than<text:s/>the<text:s/>"account"<text:s/>model<text:s/>we<text:s/>are<text:s/>used<text:s/>to<text:s/>when<text:s/>dealing<text:s/>with<text:s/>our<text:s/>bank<text:s/>accounts.<text:s/>Instead<text:s/>of<text:s/>dealing<text:s/>in<text:s/>"deposits"<text:s/>and<text:s/>"withdrawals",<text:s/>these<text:s/>blockchains<text:s/>track<text:s/></text:span><text:span text:style-name="T10_4">Unspent<text:s/>Transaction<text:s/>Outputs</text:span><text:span text:style-name="T10_5">,<text:s/>abbreviated<text:s/>as<text:s/>UTXOs.<text:s/></text:span></text:p>
      <text:p text:style-name="P11"><text:span text:style-name="T11_1">A<text:s/>UTXO<text:s/>is<text:s/>like<text:s/>a<text:s/>digital<text:s/>dollar<text:s/>bill,<text:s/>owned<text:s/>by<text:s/>a<text:s/>receiving<text:s/>address.<text:s/>When<text:s/>someone<text:s/>sends<text:s/>you<text:s/>Bitcoin,<text:s/>Litecoin,<text:s/>Bitcoin<text:s/>Cash,<text:s/>or<text:s/>DigiByte,<text:s/>the<text:s/>transaction<text:s/>creates<text:s/>a<text:s/>new<text:s/>UTXO<text:s/>in<text:s/>that<text:s/>amount<text:s/>that<text:s/>is<text:s/>owned<text:s/>by<text:s/>your<text:s/>receiving<text:s/>address.<text:s/>The<text:s/>UTXO<text:s/>is<text:s/>"locked"<text:s/>by<text:s/>the<text:s/>private<text:s/>key<text:s/>associated<text:s/>with<text:s/>your<text:s/>address,<text:s/>and<text:s/>therefore<text:s/>can<text:s/>only<text:s/>be<text:s/>spent<text:s/>in<text:s/>a<text:s/>future<text:s/>transaction<text:s/>by<text:s/>you!</text:span></text:p>
      <text:h text:style-name="P12" text:outline-level="3"><text:span text:style-name="T12_1">Inputs<text:s/>and<text:s/>Outputs</text:span></text:h>
      <text:p text:style-name="P13"><text:span text:style-name="T13_1">So<text:s/>how<text:s/>are<text:s/>UTXOs<text:s/>used<text:s/>in<text:s/>transactions?<text:s/>When<text:s/>you<text:s/>go<text:s/>to<text:s/>spend<text:s/>some<text:s/>amount<text:s/>of<text:s/>cryptocurrency,<text:s/>your<text:s/>wallet<text:s/>creates<text:s/>a<text:s/>transaction<text:s/>using<text:s/>UTXOs<text:s/>that<text:s/>your<text:s/>wallet<text:s/>addresses<text:s/>owned<text:s/>as<text:s/></text:span><text:span text:style-name="T13_2">inputs<text:s/></text:span><text:span text:style-name="T13_3">to<text:s/>that<text:s/>transaction.<text:s/>Your<text:s/>wallet<text:s/>signs<text:s/>the<text:s/>transaction<text:s/>using<text:s/>your<text:s/>private<text:s/>keys,<text:s/>which<text:s/>tells<text:s/>other<text:s/>users<text:s/>of<text:s/>that<text:s/>currency<text:s/>that<text:s/>you<text:s/>are<text:s/>the<text:s/>rightful<text:s/>owner<text:s/>of<text:s/>those<text:s/>funds.</text:span></text:p>
      <text:p text:style-name="P14"><text:span text:style-name="T14_1">These<text:s/>inputs<text:s/>are<text:s/>said<text:s/>to<text:s/>be<text:s/>"consumed"<text:s/>by<text:s/>the<text:s/>transaction,<text:s/>and<text:s/>new<text:s/>outputs<text:s/>are<text:s/>created<text:s/>that<text:s/>are<text:s/>associated<text:s/>with<text:s/>the<text:s/>receiver's<text:s/>address.<text:s/>As<text:s/>new<text:s/>transactions<text:s/>are<text:s/>created,<text:s/>there's<text:s/>a<text:s/>perpetual<text:s/>cycle<text:s/>on<text:s/>the<text:s/>blockchain<text:s/>of<text:s/>consuming<text:s/>UTXO<text:s/>inputs<text:s/>and<text:s/>creating<text:s/>UTXO<text:s/>outputs!</text:span></text:p>
      <text:h text:style-name="P15" text:outline-level="3"><text:span text:style-name="T15_1">Understanding<text:s/>Change</text:span></text:h>
      <text:p text:style-name="P16"><text:span text:style-name="T16_1">An<text:s/>important<text:s/>to<text:s/>understand<text:s/>property<text:s/>of<text:s/>UTXOs<text:s/>is<text:s/>that<text:s/>they<text:s/>cannot<text:s/>be<text:s/>"split",<text:s/>much<text:s/>like<text:s/>US<text:s/>dollar<text:s/>bills<text:s/>cannot<text:s/>be<text:s/>"split"<text:s/>in<text:s/>a<text:s/>cash<text:s/>transaction.<text:s/>If<text:s/>you<text:s/>buy<text:s/>an<text:s/>item<text:s/>that<text:s/>costs<text:s/>$15<text:s/>dollars,<text:s/>you<text:s/>may<text:s/>hand<text:s/>the<text:s/>cashier<text:s/>a<text:s/>$20<text:s/>bill.<text:s/>You<text:s/>can't<text:s/>rip<text:s/>off<text:s/>1/4<text:s/>of<text:s/>the<text:s/>20<text:s/>though,<text:s/>it<text:s/>doesn't<text:s/>work<text:s/>that<text:s/>way!<text:s/>Rather,<text:s/>the<text:s/>cashier<text:s/>will<text:s/>hand<text:s/>you<text:s/>back<text:s/>$5<text:s/>in<text:s/>"change"<text:s/>to<text:s/>complete<text:s/>the<text:s/>transaction.</text:span></text:p>
      <text:p text:style-name="P17"><text:span text:style-name="T17_1">UTXO<text:s/>blockchains<text:s/>behave<text:s/>the<text:s/>same<text:s/>exact<text:s/>way!<text:s/>If<text:s/>you<text:s/>have<text:s/>a<text:s/>1<text:s/>bitcoin<text:s/>UTXO<text:s/>in<text:s/>your<text:s/>wallet<text:s/>and<text:s/>want<text:s/>to<text:s/>make<text:s/>a<text:s/>0.5<text:s/>bitcoin<text:s/>purchase,<text:s/>your<text:s/>wallet<text:s/>will<text:s/>"consume"<text:s/>that<text:s/>1<text:s/>BTC<text:s/>UTXO<text:s/>in<text:s/>the<text:s/>transaction,<text:s/>and<text:s/>create<text:s/></text:span><text:span text:style-name="T17_2">two<text:s/></text:span><text:span text:style-name="T17_3">new<text:s/>outputs.<text:s/>One<text:s/>UTXO<text:s/>for<text:s/>0.5<text:s/>BTC<text:s/>goes<text:s/>to<text:s/>the<text:s/></text:span><text:span text:style-name="T17_4">receiver</text:span><text:span text:style-name="T17_5">,<text:s/>and<text:s/>is<text:s/>owned<text:s/>by<text:s/>their<text:s/>address.<text:s/>The<text:s/>other<text:s/>0.5<text:s/>BTC<text:s/>goes<text:s/>back<text:s/>into<text:s/>your<text:s/>wallet<text:s/>into<text:s/>a<text:s/></text:span><text:span text:style-name="T17_6">change<text:s/>address,</text:span><text:span text:style-name="T17_7"><text:s/>which<text:s/>is<text:s/>simply<text:s/>another<text:s/>address<text:s/>your<text:s/>private<text:s/>keys/seed<text:s/>phrase<text:s/>control.<text:s/></text:span></text:p>
      <text:p text:style-name="P18"><text:span text:style-name="T18_1">Let's<text:s/>look<text:s/>at<text:s/>a<text:s/>concrete<text:s/>example<text:s/>of<text:s/>this.<text:s/>DigiByte<text:s/>is<text:s/>another<text:s/>example<text:s/>of<text:s/>a<text:s/>UTXO<text:s/>blockchain.<text:s/></text:span><text:span text:style-name="T18_2"><text:a xlink:type="simple" xlink:href="https://digiexplorer.info/tx/f1745f8a1d52b781f0ff910a32eb6bf5682d2b04ed26c23466c425f479405c42"><text:span text:style-name="T18_3">This<text:s/>transaction</text:span></text:a></text:span><text:span text:style-name="T18_4"><text:s/>with<text:s/>hash<text:s/>f1745f8a1d52b781f0ff910a32eb6bf5682d2b04ed26c23466c425f479405c42<text:s/>consumes<text:s/>a<text:s/>UTXO<text:s/>worth<text:s/>3703.49823286 DigiByte,<text:s/>but<text:s/>the<text:s/>receiver<text:s/>is<text:s/>only<text:s/>getting<text:s/>.0001.<text:s/>The<text:s/>wallet<text:s/>owner<text:s/>receives<text:s/>3703.49821286 back<text:s/>as<text:s/>change,<text:s/>and<text:s/>a<text:s/>small<text:s/>fee<text:s/>goes<text:s/>to<text:s/>the<text:s/>miner.<text:s/>It's<text:s/>important<text:s/>to<text:s/>know<text:s/>that<text:s/>miner<text:s/>fees<text:s/>are<text:s/></text:span><text:span text:style-name="T18_5">not</text:span><text:span text:style-name="T18_6"><text:s/>denoted<text:s/>as<text:s/>an<text:s/>additional<text:s/>UTXO,<text:s/>but<text:s/>rather<text:s/>as<text:s/>the<text:s/>difference<text:s/>between<text:s/>the<text:s/>sum<text:s/>of<text:s/>all<text:s/>outputs<text:s/>and<text:s/>the<text:s/>sum<text:s/>of<text:s/>all<text:s/>inputs.<text:s/></text:span></text:p>
      <text:h text:style-name="P19" text:outline-level="2"><text:span text:style-name="T19_1">UTXOs<text:s/>-<text:s/>Like<text:s/>Digital<text:s/>Dollar<text:s/>Bills</text:span></text:h>
      <text:p text:style-name="P20"><text:span text:style-name="T20_1">UTXO<text:s/>blockchains<text:s/>behave<text:s/>in<text:s/>a<text:s/>way<text:s/>that<text:s/>is<text:s/>remarkably<text:s/>similar<text:s/>to<text:s/>cash<text:s/>transactions.<text:s/>When<text:s/>you<text:s/>receive<text:s/>cryptocurrency,<text:s/>you<text:s/>receive<text:s/>it<text:s/>as<text:s/>a<text:s/>UTXO<text:s/>"bill"<text:s/>for<text:s/>some<text:s/>amount.<text:s/>When<text:s/>you<text:s/>go<text:s/>to<text:s/>spend<text:s/>that<text:s/>later,<text:s/>you<text:s/>must<text:s/>use<text:s/>that<text:s/>whole<text:s/>"bill"<text:s/>for<text:s/>the<text:s/>transaction,<text:s/>and<text:s/>receive<text:s/>any<text:s/>difference<text:s/>back<text:s/>as<text:s/>"change"<text:s/>in<text:s/>the<text:s/>form<text:s/>of<text:s/>a<text:s/>new<text:s/>UTXO.<text:s/>Many<text:s/>of<text:s/>the<text:s/>most<text:s/>popular<text:s/>blockchains<text:s/>such<text:s/>as<text:s/>Bitcoin,<text:s/>Bitcoin<text:s/>Cash,<text:s/>Litecoin,<text:s/>and<text:s/>DigiByte<text:s/>use<text:s/>this<text:s/>model.<text:s/>The<text:s/>most<text:s/>notable<text:s/>outlier<text:s/>is<text:s/>Ethereum,<text:s/>which<text:s/>uses<text:s/>an<text:s/>account<text:s/>model<text:s/>that<text:s/>tracks<text:s/>balance<text:s/>state<text:s/>with<text:s/>deposits<text:s/>and<text:s/>withdrawals.<text:s/></text:span></text:p>
      <text:p text:style-name="P21"><text:span text:style-name="T21_1">So<text:s/>next<text:s/>time<text:s/>you<text:s/>create<text:s/>a<text:s/>transaction<text:s/>with<text:s/>one<text:s/>of<text:s/>these<text:s/>cryptos,<text:s/>try<text:s/>viewing<text:s/>the<text:s/>transaction<text:s/>in<text:s/>a<text:s/>block<text:s/>explorer<text:s/>and<text:s/>seeing<text:s/>its<text:s/>construction.<text:s/>Note<text:s/>the<text:s/>inputs<text:s/>and<text:s/>outputs,<text:s/>and<text:s/>see<text:s/>if<text:s/>you<text:s/>can<text:s/>decipher<text:s/>which<text:s/>are<text:s/>for<text:s/>the<text:s/>receiver,<text:s/>which<text:s/>are<text:s/>change,<text:s/>and<text:s/>how<text:s/>the<text:s/>miner<text:s/>fees<text:s/>are<text:s/>calculated.<text:s/>It's<text:s/>great<text:s/>to<text:s/>understand<text:s/>how<text:s/>this<text:s/>technology<text:s/>works<text:s/>under<text:s/>the<text:s/>surface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Digital Dollar Bills: Understanding UTXOs and Change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